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/>
    </style:style>
    <style:style style:name="P2" style:parent-style-name="Standard" style:family="paragraph">
      <style:text-properties fo:font-weight="bold" style:font-weight-asian="bold"/>
    </style:style>
    <style:style style:name="P3" style:parent-style-name="Standard" style:family="paragraph">
      <style:text-properties fo:font-weight="bold" style:font-weight-asian="bold"/>
    </style:style>
    <style:style style:name="P4" style:parent-style-name="Standard" style:family="paragraph">
      <style:text-properties fo:font-weight="bold" style:font-weight-asian="bold"/>
    </style:style>
    <style:style style:name="P5" style:parent-style-name="Standard" style:family="paragraph">
      <style:text-properties fo:font-weight="bold" style:font-weight-asian="bold"/>
    </style:style>
  </office:automatic-styles>
  <office:body>
    <office:text text:use-soft-page-breaks="true">
      <text:p text:style-name="P1">Ustalenia wstępne:</text:p>
      <text:p text:style-name="Standard"/>
      <text:p text:style-name="P2">Krzysztof Winiarski:</text:p>
      <text:p text:style-name="Standard">- zbudowanie autorskiego silnika:</text:p>
      <text:p text:style-name="Standard"><text:tab/>- stworzenie klasy silnikowej</text:p>
      <text:p text:style-name="Standard">- implementacja elementów</text:p>
      <text:p text:style-name="Standard">- testy jednostkowe</text:p>
      <text:p text:style-name="Standard">- podstawowe biblioteki oraz zalążek szkieletu projektu</text:p>
      <text:p text:style-name="Standard"/>
      <text:p text:style-name="P3">Piotr Trautman:</text:p>
      <text:p text:style-name="Standard">- kierownictwo projektem:</text:p>
      <text:p text:style-name="Standard"><text:tab/>- protokół założycielski zespołu</text:p>
      <text:p text:style-name="Standard">- algorytmy gry</text:p>
      <text:p text:style-name="Standard">-<text:s/>testy jednostkowe</text:p>
      <text:p text:style-name="Standard"/>
      <text:p text:style-name="P4">Magdalena Pietraszewska:</text:p>
      <text:p text:style-name="Standard">- grafika</text:p>
      <text:p text:style-name="Standard">- statystyki<text:s/></text:p>
      <text:p text:style-name="Standard">- scenariusz gry</text:p>
      <text:p text:style-name="Standard">- testy scenariuszy (balans statystyk)</text:p>
      <text:p text:style-name="Standard">- lista przedmiotów i przeciwników w grze</text:p>
      <text:p text:style-name="Standard"/>
      <text:p text:style-name="P5">Paweł Dudzik:</text:p>
      <text:p text:style-name="Standard">- bazy danych:</text:p>
      <text:p text:style-name="Standard"><text:tab/>- tworzenie<text:s/>plików XML</text:p>
      <text:p text:style-name="Standard">- dokumentacja:</text:p>
      <text:p text:style-name="Standard"><text:tab/>- specyfikacja<text:s/>wymagań</text:p>
      <text:p text:style-name="Standard"><text:tab/>- ustalenia wstępn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ipp Notge</dc:creator>
    <meta:creation-date>2017-03-01T08:25:00Z</meta:creation-date>
    <dc:date>2017-03-04T19:39:00Z</dc:date>
    <meta:template xlink:href="Normal" xlink:type="simple"/>
    <meta:editing-cycles>7</meta:editing-cycles>
    <meta:editing-duration>PT780S</meta:editing-duration>
    <meta:document-statistic meta:page-count="1" meta:paragraph-count="1" meta:word-count="83" meta:character-count="583" meta:row-count="4" meta:non-whitespace-character-count="501"/>
  </office:meta>
</office:document-meta>
</file>